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SE DA FARE:</text:p>
      <text:p text:style-name="Standard"/>
      <text:list xml:id="list1316373831189323389" text:style-name="L1">
        <text:list-header>
          <text:p text:style-name="P1"/>
        </text:list-header>
      </text:list>
      <text:p text:style-name="Standard"/>
      <text:list xml:id="list1793776507" text:continue-numbering="true" text:style-name="L1">
        <text:list-item>
          <text:p text:style-name="P1">CONTROLLARE GLI ERRORI NASCOSTI IN TUTTE LE PAGINE.</text:p>
          <text:p text:style-name="P1"/>
        </text:list-item>
        <text:list-item>
          <text:p text:style-name="P1">Controllare errori leggeri in giro per il sito.</text:p>
        </text:list-item>
        <text:list-item>
          <text:p text:style-name="P1">IMPOSRTANTE: Ogni volta che si inserisce del testo nel database, nella query in php, la variabile contente il testo va fatta passare per la funzione “addslashes”, altrimenti se si inserisce l'apice nel testo la query non funziona.</text:p>
        </text:list-item>
      </text:list>
      <text:p text:style-name="Standard"/>
      <text:p text:style-name="Standard"><text:tab/></text:p>
      <text:list xml:id="list305289786" text:continue-numbering="true" text:style-name="L1">
        <text:list-header>
          <text:p text:style-name="P1"/>
        </text:list-header>
      </text:list>
      <text:p text:style-name="Standard"/>
      <text:p text:style-name="Standard"/>
      <text:p text:style-name="Standard"/>
      <text:p text:style-name="Standard"/>
      <text:p text:style-name="Standard">prova di modifica</text:p>
      <text:list xml:id="list1493457489" text:continue-numbering="true" text:style-name="L1">
        <text:list-header>
          <text:p text:style-name="P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briele Barlacchi</meta:initial-creator>
    <meta:creation-date>2014-02-12T23:07:21</meta:creation-date>
    <dc:date>2014-08-09T17:12:20</dc:date>
    <dc:creator>Gabriele Barlacchi</dc:creator>
    <meta:editing-duration>PT18M4S</meta:editing-duration>
    <meta:editing-cycles>8</meta:editing-cycles>
    <meta:generator>OpenOffice/4.0.1$Unix OpenOffice.org_project/401m5$Build-9714</meta:generator>
    <meta:document-statistic meta:table-count="0" meta:image-count="0" meta:object-count="0" meta:page-count="1" meta:paragraph-count="6" meta:word-count="62" meta:character-count="362"/>
  </office:meta>
</office:document-meta>
</file>